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 java.util.Scanner;</text:p>
      <text:p text:style-name="P7">public class Main</text:p>
      <text:p text:style-name="P7">{</text:p>
      <text:p text:style-name="P7"><text:tab/>public static void main(String[] args) {</text:p>
      <text:p text:style-name="P7"><text:tab/><text:tab/>Scanner scan = new Scanner(System.in);</text:p>
      <text:p text:style-name="P7"><text:tab/><text:tab/>System.out.println("Введите любое слово или предложение");</text:p>
      <text:p text:style-name="P7"><text:tab/> <text:s text:c="3"/>String a;</text:p>
      <text:p text:style-name="P7"><text:tab/> <text:s text:c="3"/>a = scan.nextLine();</text:p>
      <text:p text:style-name="P7"><text:tab/> <text:s text:c="3"/>System.out.println("Введите любое слово или предложение");</text:p>
      <text:p text:style-name="P7"><text:tab/> <text:s text:c="3"/>String b;</text:p>
      <text:p text:style-name="P7"><text:tab/> <text:s text:c="3"/>b = scan.nextLine();</text:p>
      <text:p text:style-name="P7"><text:tab/> <text:s text:c="3"/></text:p>
      <text:p text:style-name="P7"><text:tab/> <text:s text:c="3"/>if (a.equals(b)) {</text:p>
      <text:p text:style-name="P7"><text:tab/> <text:s text:c="7"/>System.out.println("Строки идентичны");</text:p>
      <text:p text:style-name="P7"><text:tab/> <text:s text:c="3"/>} else <text:s/>{</text:p>
      <text:p text:style-name="P7"><text:tab/> <text:s text:c="7"/>System.out.println("Строки неидентичны");</text:p>
      <text:p text:style-name="P7"><text:tab/> <text:s text:c="3"/>} </text:p>
      <text:p text:style-name="P7"><text:tab/> <text:s text:c="3"/></text:p>
      <text:p text:style-name="P7"><text:tab/> <text:s text:c="3"/><text:tab/>}</text:p>
      <text:p text:style-name="P7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96988992201632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9-02T11:44:57.301088775</meta:creation-date>
    <dc:title>Default</dc:title>
    <meta:editing-cycles>3</meta:editing-cycles>
    <meta:editing-duration>PT16M10S</meta:editing-duration>
    <meta:generator>LibreOffice/6.4.7.2$Linux_X86_64 LibreOffice_project/72d9d5113b23a0ed474720f9d366fcde9a2744dd</meta:generator>
    <dc:date>2024-09-02T12:01:04.035806694</dc:date>
    <meta:document-statistic meta:table-count="1" meta:image-count="0" meta:object-count="0" meta:page-count="1" meta:paragraph-count="30" meta:word-count="73" meta:character-count="571" meta:non-whitespace-character-count="445"/>
  </office:meta>
</office:document-meta>
</file>